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666666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14cm" fo:min-width="5.342cm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3333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333333" style:font-name="TeXGyreHeros" fo:font-size="18pt" style:letter-kerning="true" style:font-name-asian="Droid Sans Fallback" style:font-size-asian="18pt" style:font-name-complex="Droid Sans Devanagari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178cm" svg:x="1.508cm" svg:y="13.5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8.493cm" svg:y="9.2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89cm" svg:height="6.096cm" svg:x="1.381cm" svg:y="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72cm" svg:height="1.778cm" svg:x="9.054cm" svg:y="9.676cm">
          <text:p text:style-name="P2"><text:span text:style-name="T1">Ressourc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3.937cm" svg:height="1.905cm" svg:x="2.905cm" svg:y="3.143cm">
          <text:p text:style-name="P2"><text:span text:style-name="T1">Note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445cm" svg:height="1.905cm" svg:x="2.409cm" svg:y="14.155cm">
          <text:p text:style-name="P2"><text:span text:style-name="T1">Sync 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953cm" svg:height="1.905cm" svg:x="8.874cm" svg:y="5.937cm">
          <text:p text:style-name="P2"><text:span text:style-name="T1">Search Inde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4.81cm" svg:y1="5.048cm" svg:x2="4.81cm" svg:y2="9.366cm">
          <text:p/>
        </draw:line>
        <draw:line draw:style-name="gr3" draw:text-style-name="P1" draw:layer="layout" svg:x1="4.302cm" svg:y1="9.439cm" svg:x2="4.302cm" svg:y2="5.221cm">
          <text:p/>
        </draw:line>
        <draw:custom-shape draw:style-name="gr2" draw:text-style-name="P3" draw:layer="layout" svg:width="4.764cm" svg:height="1.778cm" svg:x="9.001cm" svg:y="3.143cm">
          <text:p text:style-name="P2"><text:span text:style-name="T1">Inde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4.764cm" svg:height="1.778cm" svg:x="2.205cm" svg:y="9.366cm">
          <text:p text:style-name="P2"><text:span text:style-name="T1">Note Di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4.302cm" svg:y1="11.144cm" svg:x2="4.302cm" svg:y2="14.192cm">
          <text:p/>
        </draw:line>
        <draw:line draw:style-name="gr3" draw:text-style-name="P1" draw:layer="layout" svg:x1="4.837cm" svg:y1="14.065cm" svg:x2="4.837cm" svg:y2="11.144cm">
          <text:p/>
        </draw:line>
        <draw:line draw:style-name="gr3" draw:text-style-name="P1" draw:layer="layout" svg:x1="11.287cm" svg:y1="5.937cm" svg:x2="11.287cm" svg:y2="4.921cm">
          <text:p/>
        </draw:line>
        <draw:line draw:style-name="gr3" draw:text-style-name="P1" draw:layer="layout" svg:x1="9.382cm" svg:y1="4.159cm" svg:x2="6.842cm" svg:y2="4.159cm">
          <text:p/>
        </draw:line>
        <draw:line draw:style-name="gr4" draw:text-style-name="P1" draw:layer="layout" svg:x1="9.763cm" svg:y1="10.382cm" svg:x2="6.334cm" svg:y2="10.382cm">
          <text:p text:style-name="P1"/>
        </draw:line>
        <draw:frame draw:style-name="gr5" draw:layer="layout" svg:width="3.986cm" svg:height="1.165cm" svg:x="1.381cm" svg:y="1.105cm">
          <draw:text-box>
            <text:p>App Domain</text:p>
          </draw:text-box>
        </draw:frame>
        <draw:frame draw:style-name="gr6" draw:layer="layout" svg:width="6.755cm" svg:height="2.079cm" svg:x="8.747cm" svg:y="12.541cm">
          <draw:text-box>
            <text:p>External</text:p>
            <text:p>Ressource Containers</text:p>
          </draw:text-box>
        </draw:frame>
        <draw:frame draw:style-name="gr7" draw:layer="layout" svg:width="4.536cm" svg:height="2.079cm" svg:x="1.658cm" svg:y="16.939cm">
          <draw:text-box>
            <text:p>External</text:p>
            <text:p>Sync Services</text:p>
          </draw:text-box>
        </draw:frame>
        <draw:frame draw:style-name="gr8" draw:text-style-name="P4" draw:layer="layout" svg:width="2.657cm" svg:height="0.889cm" svg:x="6.207cm" svg:y="10.382cm">
          <draw:text-box>
            <text:p><text:span text:style-name="T2">References</text:span></text:p>
          </draw:text-box>
        </draw:frame>
        <draw:line draw:style-name="gr3" draw:text-style-name="P1" draw:layer="layout" svg:x1="11.414cm" svg:y1="9.636cm" svg:x2="11.414cm" svg:y2="7.858cm">
          <text:p/>
        </draw:line>
        <draw:line draw:style-name="gr3" draw:text-style-name="P1" draw:layer="layout" svg:x1="5.826cm" svg:y1="9.382cm" svg:x2="8.874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58:51.385931799</meta:creation-date>
    <dc:date>2014-02-13T13:50:35.506860144</dc:date>
    <meta:editing-duration>PT2M56S</meta:editing-duration>
    <meta:editing-cycles>2</meta:editing-cycles>
    <meta:generator>LibreOffice/4.1.5.3$Linux_X86_64 LibreOffice_project/410m0$Build-3</meta:generator>
    <meta:document-statistic meta:object-count="22"/>
  </office:meta>
</office:document-meta>
</file>